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 style:list-style-name="L1">
      <style:text-properties fo:language="en" fo:country="US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 style:list-style-name="L2">
      <style:text-properties fo:language="ru" fo:country="RU"/>
    </style:style>
    <style:style style:name="P6" style:family="paragraph" style:parent-style-name="Heading_20_1">
      <style:text-properties fo:language="ru" fo:country="RU"/>
    </style:style>
    <style:style style:name="P7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ngineBundle</text:h>
      <text:p text:style-name="P1"/>
      <text:h text:style-name="P7" text:outline-level="1">Theme</text:h>
      <text:p text:style-name="P1">Пути поиска шаблонов:</text:p>
      <text:list xml:id="list33263501" text:style-name="L2">
        <text:list-item>
          <text:p text:style-name="P5">/<text:span text:style-name="T1">web/theme/views/</text:span></text:p>
        </text:list-item>
        <text:list-item>
          <text:p text:style-name="P5"><text:span text:style-name="T1">/app/Resources/</text:span></text:p>
        </text:list-item>
        <text:list-item>
          <text:p text:style-name="P5"><text:span text:style-name="T1">/path/to/bundle_or_module/views/</text:span></text:p>
        </text:list-item>
      </text:list>
      <text:h text:style-name="P7" text:outline-level="1">Environment</text:h>
      <text:p text:style-name="P2"/>
      <text:h text:style-name="P7" text:outline-level="1">NodeMapper</text:h>
      <text:p text:style-name="P1">Конструктор </text:p>
      <text:h text:style-name="P7" text:outline-level="1">Site</text:h>
      <text:p text:style-name="P1">Экземпляр сайта.</text:p>
      <text:h text:style-name="Heading_20_1" text:outline-level="1">Сервисы</text:h>
      <text:list xml:id="list33247232" text:style-name="L1">
        <text:list-item>
          <text:p text:style-name="P3">engine.breadcrumbs</text:p>
        </text:list-item>
        <text:list-item>
          <text:p text:style-name="P3">engine.env (alias for engine.environment)</text:p>
        </text:list-item>
        <text:list-item>
          <text:p text:style-name="P3">engine.html</text:p>
        </text:list-item>
        <text:list-item>
          <text:p text:style-name="P3">engine.site</text:p>
        </text:list-item>
        <text:list-item>
          <text:p text:style-name="P3">engine.setting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Verdana" svg:font-family="Verdan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9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Verdana" fo:font-size="12pt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padding="0cm" fo:border-left="none" fo:border-right="none" fo:border-top="none" fo:border-bottom="0.06pt solid #000000" style:shadow="none"/>
      <style:text-properties fo:color="#000080"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7T17:52:38.41</meta:creation-date>
    <dc:title>digi</dc:title>
    <meta:editing-duration>PT3H37M42S</meta:editing-duration>
    <meta:editing-cycles>118</meta:editing-cycles>
    <meta:generator>LibreOffice/3.4$Win32 LibreOffice_project/340m1$Build-602</meta:generator>
    <dc:date>2012-05-05T13:15:33.92</dc:date>
    <dc:creator>Artem</dc:creator>
    <meta:document-statistic meta:table-count="0" meta:image-count="0" meta:object-count="0" meta:page-count="1" meta:paragraph-count="17" meta:word-count="31" meta:character-count="274" meta:non-whitespace-character-count="267"/>
    <meta:template xlink:type="simple" xlink:actuate="onRequest" xlink:title="digi" xlink:href="../../../../LibreOffice/3/user/template/digi.ott" meta:date="2011-12-07T17:52:38.41"/>
  </office:meta>
</office:document-meta>
</file>